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83" calcext:value-type="float">
            <text:p>383</text:p>
          </table:table-cell>
          <table:table-cell table:style-name="ce7" table:formula="of:=COUNTIF([.B7:.B454];&quot;X&quot;)" office:value-type="float" office:value="323" calcext:value-type="float">
            <text:p>323</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411" calcext:value-type="float">
            <text:p>41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5">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3" table:number-rows-repeated="6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30">00/00/0000</text:date>, <text:time style:data-style-name="N2" text:time-value="19:35:57.18519252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30T19:36:59.166222147</dc:date>
    <meta:editing-duration>PT12H52M1S</meta:editing-duration>
    <meta:editing-cycles>354</meta:editing-cycles>
    <meta:document-statistic meta:table-count="1" meta:cell-count="2289" meta:object-count="0"/>
  </office:meta>
</office:document-meta>
</file>